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ktivácia cez fixných desať kódov</text:p>
      <text:p text:style-name="Standard"/>
      <text:p text:style-name="Standard">Ak je aplikácia na popredí zapnúť TAG a na pozadí zapnúť TAG.</text:p>
      <text:p text:style-name="Standard"/>
      <text:p text:style-name="Standard">Treba zvukom informovať o správnosti výberu.</text:p>
      <text:p text:style-name="Standard"/>
      <text:p text:style-name="Standard">Aktivácia nfc.</text:p>
      <text:p text:style-name="Standard"/>
      <text:p text:style-name="Standard">Keď sa blíži expirácia, tak červený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6-17T09:14:00.65</meta:creation-date>
    <meta:generator>OpenOffice/4.1.7$Win32 OpenOffice.org_project/417m1$Build-9800</meta:generator>
    <dc:date>2022-06-23T06:28:48.95</dc:date>
    <dc:creator>Daniel Martinko</dc:creator>
    <meta:editing-duration>P2DT58M20S</meta:editing-duration>
    <meta:editing-cycles>3</meta:editing-cycles>
    <meta:document-statistic meta:table-count="0" meta:image-count="0" meta:object-count="0" meta:page-count="1" meta:paragraph-count="5" meta:word-count="31" meta:character-count="189"/>
  </office:meta>
</office:document-meta>
</file>